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officeooo:rsid="0013ffa5" officeooo:paragraph-rsid="0013ffa5"/>
    </style:style>
    <style:style style:name="P2" style:family="paragraph" style:parent-style-name="Standard" style:list-style-name="L1">
      <style:text-properties officeooo:rsid="0015378c" officeooo:paragraph-rsid="0015378c"/>
    </style:style>
    <style:style style:name="P3" style:family="paragraph" style:parent-style-name="Standard" style:list-style-name="L1">
      <style:text-properties officeooo:rsid="00169a0d" officeooo:paragraph-rsid="00169a0d"/>
    </style:style>
    <style:style style:name="P4" style:family="paragraph" style:parent-style-name="Standard" style:list-style-name="L1">
      <style:text-properties officeooo:rsid="00169a0d" officeooo:paragraph-rsid="0017d5be"/>
    </style:style>
    <style:style style:name="P5" style:family="paragraph" style:parent-style-name="Standard" style:list-style-name="L1">
      <style:text-properties officeooo:rsid="00169a0d" officeooo:paragraph-rsid="001aadec"/>
    </style:style>
    <style:style style:name="P6" style:family="paragraph" style:parent-style-name="Standard" style:list-style-name="L2">
      <style:text-properties officeooo:paragraph-rsid="0013ffa5"/>
    </style:style>
    <style:style style:name="P7" style:family="paragraph" style:parent-style-name="Standard">
      <style:text-properties officeooo:rsid="0017d5be" officeooo:paragraph-rsid="0017d5be"/>
    </style:style>
    <style:style style:name="P8" style:family="paragraph" style:parent-style-name="Standard">
      <style:text-properties officeooo:paragraph-rsid="0017d5be"/>
    </style:style>
    <style:style style:name="P9" style:family="paragraph" style:parent-style-name="Standard" style:list-style-name="L1">
      <style:text-properties officeooo:rsid="00194146" officeooo:paragraph-rsid="00194146"/>
    </style:style>
    <style:style style:name="P10" style:family="paragraph" style:parent-style-name="Table_20_Contents">
      <style:text-properties officeooo:rsid="00169a0d" officeooo:paragraph-rsid="0017d5be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69a0d" officeooo:paragraph-rsid="0017d5be" style:font-weight-asian="bold" style:font-weight-complex="bold"/>
    </style:style>
    <style:style style:name="T1" style:family="text">
      <style:text-properties officeooo:rsid="0013ffa5"/>
    </style:style>
    <style:style style:name="T2" style:family="text">
      <style:text-properties officeooo:rsid="0017d5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68406305602416284" text:style-name="L2">
        <text:list-item>
          <text:p text:style-name="P6"><text:span text:style-name="T1">Relative Frequency histogram</text:span></text:p>
        </text:list-item>
      </text:list>
      <text:list xml:id="list5077669918957699670" text:style-name="L1">
        <text:list-item>
          <text:list>
            <text:list-item>
              <text:p text:style-name="P1">A bar chart in which the measurements are divided into “classes”</text:p>
              <text:list>
                <text:list-item>
                  <text:p text:style-name="P1">5-12 usually</text:p>
                </text:list-item>
              </text:list>
            </text:list-item>
            <text:list-item>
              <text:p text:style-name="P2">Data: See slides</text:p>
            </text:list-item>
            <text:list-item>
              <text:p text:style-name="P2">Subtract the smallest from the largest and divide it by the number of classes</text:p>
            </text:list-item>
            <text:list-item>
              <text:p text:style-name="P9">Review</text:p>
            </text:list-item>
            <text:list-item>
              <text:p text:style-name="P3">Use the dot plot to determine the class width</text:p>
            </text:list-item>
            <text:list-item>
              <text:p text:style-name="P3">Exercise</text:p>
              <text:list>
                <text:list-item>
                  <text:p text:style-name="P3">a) 3 | 2 3 4 5 5 6 6 7 9 9 9 9<text:line-break/> <text:s text:c="3"/>4 | 0 0 2 3 3 3 4 4 5 8</text:p>
                  <text:list>
                    <text:list-item>
                      <text:p text:style-name="P3">Leaf unit: 0.1 (disambiguate the meaning of the leaf)</text:p>
                      <text:list>
                        <text:list-item>
                          <text:p text:style-name="P4">Make sure you include a leaf unit</text:p>
                        </text:list-item>
                      </text:list>
                    </text:list-item>
                  </text:list>
                </text:list-item>
                <text:list-item>
                  <text:p text:style-name="P9">b) The stem are split with lead digits 0 to 4 belonging the the first part at the stem and the last digit 5 to 9 belonging to the second</text:p>
                </text:list-item>
                <text:list-item>
                  <text:p text:style-name="P9">c) 3 | <text:line-break/> <text:s text:c="3"/>3 | 2 3<text:line-break/> <text:s text:c="3"/>3 | 4 5 5 5<text:line-break/> <text:s text:c="3"/>3 | 6 6 7<text:line-break/> <text:s text:c="3"/>3 | 9 9 9 9<text:line-break/> <text:s text:c="3"/>4 | 0 0<text:line-break/> <text:s text:c="3"/>4 | 2 2 3 3 3<text:line-break/> <text:s text:c="3"/>4 | 4 4 5<text:line-break/> <text:s text:c="3"/>4 |<text:line-break/> <text:s text:c="3"/>4 | 8<text:line-break/> <text:s text:c="3"/><text:line-break/> <text:s text:c="3"/>3 | 2 3 4<text:line-break/> <text:s text:c="3"/>3 | 5 5 5 6 6 7 9 9 9 9<text:line-break/> <text:s text:c="3"/>4 | 0 0 2 2 3 3 3 4 4<text:line-break/> <text:s text:c="3"/>4 | 5 8</text:p>
                  <text:list>
                    <text:list-item>
                      <text:p text:style-name="P5"><text:span text:style-name="T2">Draw a relative frequency histogram from this data</text:span></text:p>
                    </text:list-item>
                  </text:list>
                </text:list-item>
                <text:list-item>
                  <text:p text:style-name="P5"/>
                </text:list-item>
              </text:list>
            </text:list-item>
          </text:list>
        </text:list-item>
      </text:list>
      <text:p text:style-name="P7"/>
      <text:p text:style-name="P7"/>
      <text:p text:style-name="P7">Table 1</text:p>
      <text:p text:style-name="P7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1">Class</text:p>
          </table:table-cell>
          <table:table-cell table:style-name="Table2.A1" office:value-type="string">
            <text:p text:style-name="P11">Class Boundary</text:p>
          </table:table-cell>
          <table:table-cell table:style-name="Table2.A1" office:value-type="string">
            <text:p text:style-name="P11">Tally</text:p>
          </table:table-cell>
          <table:table-cell table:style-name="Table2.A1" office:value-type="string">
            <text:p text:style-name="P11">Frequency</text:p>
          </table:table-cell>
          <table:table-cell table:style-name="Table2.E1" office:value-type="string">
            <text:p text:style-name="P11">Relative Frequency</text:p>
          </table:table-cell>
        </table:table-row>
        <table:table-row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[3.0, 4.0)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>13</text:p>
          </table:table-cell>
          <table:table-cell table:style-name="Table2.E2" office:value-type="string">
            <text:p text:style-name="P10">13/24</text:p>
          </table:table-cell>
        </table:table-row>
        <table:table-row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[4.0, 5.0)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>11</text:p>
          </table:table-cell>
          <table:table-cell table:style-name="Table2.E2" office:value-type="string">
            <text:p text:style-name="P10">11/24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9:58:53.949746457</meta:creation-date>
    <meta:generator>LibreOffice/4.3.1.2$Linux_X86_64 LibreOffice_project/430m0$Build-2</meta:generator>
    <dc:date>2014-09-11T10:35:20.451733687</dc:date>
    <meta:editing-duration>PT36M24S</meta:editing-duration>
    <meta:editing-cycles>6</meta:editing-cycles>
    <meta:document-statistic meta:table-count="1" meta:image-count="0" meta:object-count="0" meta:page-count="1" meta:paragraph-count="29" meta:word-count="236" meta:character-count="907" meta:non-whitespace-character-count="652"/>
  </office:meta>
</office:document-meta>
</file>